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objectwithoutfill">
      <style:graphic-properties svg:stroke-width="0.051cm" draw:marker-start="" draw:marker-start-width="0.127cm" draw:marker-end="Rounded_20_short_20_Arrow" draw:marker-end-width="0.178cm" draw:fill="none" draw:textarea-vertical-align="middle" fo:padding-top="0.151cm" fo:padding-bottom="0.151cm" fo:padding-left="0.276cm" fo:padding-right="0.276cm" draw:shadow-offset-x="0.203cm" draw:shadow-offset-y="0.203cm"/>
    </style:style>
    <style:style style:name="gr4" style:family="graphic" style:parent-style-name="objectwithoutfill">
      <style:graphic-properties svg:stroke-width="0cm" draw:marker-start="Rounded_20_short_20_Arrow" draw:marker-start-width="0.127cm" draw:marker-end="" draw:marker-end-width="0.127cm" draw:fill="none" draw:textarea-vertical-align="middle" fo:padding-top="0.125cm" fo:padding-bottom="0.125cm" fo:padding-left="0.25cm" fo:padding-right="0.25cm" draw:shadow-offset-x="0.203cm" draw:shadow-offset-y="0.203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objectwithoutfill">
      <style:graphic-properties svg:stroke-width="0cm" draw:marker-start="Rounded_20_short_20_Arrow" draw:marker-start-width="0.127cm" draw:marker-end="Rounded_20_short_20_Arrow" draw:marker-end-width="0.127cm" draw:fill="none" draw:textarea-vertical-align="middle" fo:padding-top="0.125cm" fo:padding-bottom="0.125cm" fo:padding-left="0.25cm" fo:padding-right="0.25cm" draw:shadow-offset-x="0.203cm" draw:shadow-offset-y="0.203cm"/>
    </style:style>
    <style:style style:name="P1" style:family="paragraph">
      <style:paragraph-properties fo:text-align="center"/>
      <style:text-properties fo:font-size="8pt" style:font-size-asian="8pt" style:font-size-complex="8pt"/>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1.524cm" svg:height="0.889cm" svg:x="4.81cm" svg:y="5.445cm">
          <text:p text:style-name="P1">openvpn</text:p>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1.524cm" svg:height="1.016cm" svg:x="1.635cm" svg:y="3.413cm">
          <text:p text:style-name="P2"><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 draw:id="id2" draw:layer="layout" svg:width="1.651cm" svg:height="0.889cm" svg:x="6.207cm" svg:y="3.032cm">
          <text:p text:style-name="P1">couchdb</text:p>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1.524cm" svg:height="1.016cm" svg:x="4.81cm" svg:y="1.635cm">
          <text:p text:style-name="P1">webapp</text:p>
          <text:p text:style-name="P1">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1.524cm" svg:height="0.889cm" svg:x="4.81cm" svg:y="4.302cm">
          <text:p text:style-name="P1">mx</text:p>
          <text:p text:style-name="P1">1-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6.111cm" svg:y1="2.503cm" svg:x2="7.033cm" svg:y2="3.032cm" draw:start-shape="id1" draw:start-glue-point="9" draw:end-shape="id2" draw:end-glue-point="4" svg:d="m6111 2503 922 529">
          <text:p/>
        </draw:connector>
        <draw:connector draw:style-name="gr4" draw:text-style-name="P3" draw:layer="layout" draw:type="line" svg:x1="4.81cm" svg:y1="2.143cm" svg:x2="2.936cm" svg:y2="3.561cm" draw:start-shape="id1" draw:start-glue-point="3" draw:end-shape="id3" draw:end-glue-point="11" svg:d="m4810 2143-1874 1418">
          <text:p/>
        </draw:connector>
        <draw:connector draw:style-name="gr4" draw:text-style-name="P3" draw:layer="layout" draw:type="line" svg:x1="4.81cm" svg:y1="5.889cm" svg:x2="2.397cm" svg:y2="4.429cm" draw:start-shape="id4" draw:start-glue-point="3" draw:end-shape="id3" draw:end-glue-point="8" svg:d="m4810 5889-2413-1460">
          <text:p/>
        </draw:connector>
        <draw:connector draw:style-name="gr4" draw:text-style-name="P3" draw:layer="layout" draw:type="line" svg:x1="4.937cm" svg:y1="3.476cm" svg:x2="3.159cm" svg:y2="3.921cm" draw:start-shape="id5" draw:end-shape="id3" svg:d="m4937 3476-1778 445">
          <text:p/>
        </draw:connector>
        <draw:connector draw:style-name="gr3" draw:text-style-name="P3" draw:layer="layout" draw:type="line" svg:x1="6.111cm" svg:y1="4.432cm" svg:x2="7.033cm" svg:y2="3.921cm" draw:start-shape="id6" draw:start-glue-point="11" draw:end-shape="id2" draw:end-glue-point="8" svg:d="m6111 4432 922-511">
          <text:p/>
        </draw:connector>
        <draw:custom-shape draw:style-name="gr5" draw:text-style-name="P1" xml:id="id7" draw:id="id7" draw:layer="layout" svg:width="2.159cm" svg:height="1.143cm" svg:x="7.35cm" svg:y="4.175cm">
          <text:p text:style-name="P1">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3" draw:layer="layout" draw:type="line" svg:x1="7.35cm" svg:y1="4.746cm" svg:x2="6.334cm" svg:y2="4.746cm" draw:start-shape="id7" draw:end-shape="id6" draw:end-glue-point="1" svg:d="m7350 4746h-1016">
          <text:p/>
        </draw:connector>
        <draw:connector draw:style-name="gr4" draw:text-style-name="P3" draw:layer="layout" draw:type="line" svg:x1="8.429cm" svg:y1="5.318cm" svg:x2="6.334cm" svg:y2="5.889cm" draw:start-shape="id7" draw:start-glue-point="2" draw:end-shape="id4" draw:end-glue-point="1" svg:d="m8429 5318-2095 571">
          <text:p/>
        </draw:connector>
        <draw:connector draw:style-name="gr4" draw:text-style-name="P3" draw:layer="layout" draw:type="line" svg:x1="4.81cm" svg:y1="4.746cm" svg:x2="2.936cm" svg:y2="4.281cm" draw:start-shape="id6" draw:start-glue-point="3" draw:end-shape="id3" draw:end-glue-point="9" svg:d="m4810 4746-1874-465">
          <text:p/>
        </draw:connector>
        <draw:custom-shape draw:style-name="gr1" draw:text-style-name="P1" xml:id="id5" draw:id="id5" draw:layer="layout" svg:width="1.27cm" svg:height="0.889cm" svg:x="4.937cm" svg:y="3.032cm">
          <text:p text:style-name="P1">soledad</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lijah </meta:initial-creator>
    <meta:creation-date>2013-03-11T23:17:44</meta:creation-date>
    <dc:date>2013-03-12T00:01:32</dc:date>
    <dc:creator>elijah </dc:creator>
    <meta:editing-duration>PT12M38S</meta:editing-duration>
    <meta:editing-cycles>1</meta:editing-cycles>
    <meta:document-statistic meta:object-count="15"/>
    <meta:generator>LibreOffice/3.6$Linux_X86_64 LibreOffice_project/360m1$Build-2</meta:generator>
  </office:meta>
</office:document-meta>
</file>